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74C000002176569D5EE760AD2BB.png" manifest:media-type="image/png"/>
  <manifest:file-entry manifest:full-path="Pictures/1000020100000792000002030559D8E41FF9041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Oswald Light" svg:font-family="'Oswald Light'" style:font-family-generic="roman" style:font-pitch="variable"/>
    <style:font-face style:name="Roboto" svg:font-family="Roboto" style:font-family-generic="roman" style:font-pitch="variable"/>
    <style:font-face style:name="Roboto Medium" svg:font-family="'Roboto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ree Serif1" svg:font-family="'Bree Serif'" style:font-family-generic="system" style:font-pitch="variable"/>
    <style:font-face style:name="Linux Libertine G" svg:font-family="'Linux Libertine G'" style:font-family-generic="system" style:font-pitch="variable"/>
    <style:font-face style:name="Oswald Light1" svg:font-family="'Oswald Light'" style:font-family-generic="system" style:font-pitch="variable"/>
    <style:font-face style:name="Roboto1" svg:font-family="Roboto" style:font-family-generic="system" style:font-pitch="variable"/>
    <style:font-face style:name="Roboto Medium1" svg:font-family="'Roboto Medium'" style:font-family-generic="system" style:font-pitch="variable"/>
  </office:font-face-decls>
  <office:automatic-styles>
    <style:style style:name="Table1" style:family="table">
      <style:table-properties style:width="5.5104in" fo:margin-top="0in" fo:margin-bottom="0in" table:align="center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2.26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Table1.A2" style:family="table-cell">
      <style:table-cell-properties style:vertical-align="" fo:padding="0.0694in" fo:border-left="none" fo:border-right="none" fo:border-top="none" fo:border-bottom="1pt solid #000000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5.6146in"/>
        </style:tab-stops>
      </style:paragraph-properties>
    </style:style>
    <style:style style:name="P3" style:family="paragraph" style:parent-style-name="Standard">
      <style:paragraph-properties fo:margin-left="0.4917in" fo:margin-right="0in" fo:margin-top="0.1965in" fo:margin-bottom="0in" loext:contextual-spacing="false" fo:line-height="100%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lways" fo:text-indent="0in" style:auto-text-indent="false" fo:break-before="auto" fo:break-after="auto">
        <style:tab-stops>
          <style:tab-stop style:position="3.75in" style:type="center"/>
          <style:tab-stop style:position="6.75in" style:type="right"/>
          <style:tab-stop style:position="7.1457in" style:type="right"/>
        </style:tab-stops>
      </style:paragraph-properties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Title" style:master-page-name="First_20_Page">
      <style:paragraph-properties fo:margin-left="0in" fo:margin-right="0in" fo:text-indent="0in" style:auto-text-indent="false" style:page-number="1">
        <style:tab-stops>
          <style:tab-stop style:position="5.6146in"/>
        </style:tab-stops>
      </style:paragraph-properties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Oswald Light" style:font-name-asian="Oswald Light1" style:font-name-complex="Oswald Light1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Roboto Medium" fo:font-size="20pt" style:font-name-asian="Roboto Medium1" style:font-size-asian="20pt" style:font-name-complex="Roboto Medium1" style:font-size-complex="20pt"/>
    </style:style>
    <style:style style:name="T4" style:family="text">
      <style:text-properties fo:font-variant="normal" fo:text-transform="none" fo:color="#2a4751" style:text-line-through-style="none" style:text-line-through-type="none" style:text-position="0% 100%" style:font-name="Roboto" fo:font-size="12pt" fo:font-style="normal" style:text-underline-style="none" fo:font-weight="bold" style:font-name-asian="Roboto1" style:font-size-asian="12pt" style:font-style-asian="normal" style:font-weight-asian="bold" style:font-name-complex="Roboto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style:font-name="Roboto" fo:font-weight="bold" style:font-name-asian="Roboto1" style:font-weight-asian="bold" style:font-name-complex="Roboto1"/>
    </style:style>
    <style:style style:name="T7" style:family="text">
      <style:text-properties fo:font-variant="small-caps" fo:color="#4c4c4c" style:font-name="Oswald Light" fo:font-size="7.5pt" style:font-name-asian="Oswald Light1" style:font-size-asian="7.5pt" style:font-name-complex="Oswald Light1" style:font-size-complex="7.5pt"/>
    </style:style>
    <style:style style:name="T8" style:family="text">
      <style:text-properties fo:font-variant="small-caps" fo:color="#b7b7b7" style:font-name="Oswald Light" fo:font-size="7.5pt" style:font-name-asian="Oswald Light1" style:font-size-asian="7.5pt" style:font-name-complex="Oswald Light1" style:font-size-complex="7.5pt"/>
    </style:style>
    <style:style style:name="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Autorización expresa para ejecución de pruebas de enumeración e identificación de vulnerabilidades</text:span></text:p>
      <text:p text:style-name="P2"/>
      <text:p text:style-name="P2"><draw:rect text:anchor-type="as-char" style:rel-width="100%" draw:z-index="3" draw:style-name="gr1" draw:text-style-name="P12" svg:width="0.0012in" svg:height="0.0213in"><text:p/></draw:rect></text:p>
      <text:p text:style-name="P3"><text:span text:style-name="T2">Para:</text:span> Susana Docmac </text:p>
      <text:p text:style-name="P3"><text:span text:style-name="T2">Organización:</text:span> Newtenberg Publicaciones Digitales Ltda.</text:p>
      <text:p text:style-name="P3"><text:span text:style-name="T2">Preparado por:</text:span> Gabriel Araya (SOC Newtenberg)</text:p>
      <text:p text:style-name="P3"><text:span text:style-name="T2">Fecha:</text:span> Viernes, 06 de Octubre de 2023</text:p>
      <text:p text:style-name="P1"/>
      <text:p text:style-name="P1"><draw:rect text:anchor-type="as-char" style:rel-width="100%" draw:z-index="4" draw:style-name="gr1" draw:text-style-name="P12" svg:width="0.0012in" svg:height="0.0213in"><text:p/></draw:rect></text:p>
      <text:p text:style-name="P1"/>
      <text:p text:style-name="Standard"><text:span text:style-name="T3">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"><text:a xlink:type="simple" xlink:href="#_1kx5bjx6x87b" text:style-name="Index_20_Link" text:visited-style-name="Index_20_Link"><text:span text:style-name="T4">Alcance de las Pruebas<text:tab/>2</text:span></text:a></text:p>
          <text:p text:style-name="P4"><text:a xlink:type="simple" xlink:href="#_z0cn7gw5eykw" text:style-name="Index_20_Link" text:visited-style-name="Index_20_Link"><text:span text:style-name="T4">Fecha y Horario de las Pruebas<text:tab/>2</text:span></text:a></text:p>
          <text:p text:style-name="P4"><text:a xlink:type="simple" xlink:href="#_74bheegwn0bn" text:style-name="Index_20_Link" text:visited-style-name="Index_20_Link"><text:span text:style-name="T4">Responsabilidades<text:tab/>2</text:span></text:a></text:p>
          <text:p text:style-name="P4"><text:a xlink:type="simple" xlink:href="#_t36yklvqzo4m" text:style-name="Index_20_Link" text:visited-style-name="Index_20_Link"><text:span text:style-name="T4">Confidencialidad<text:tab/>2</text:span></text:a></text:p>
          <text:p text:style-name="P4"><text:a xlink:type="simple" xlink:href="#_x6xttkfyeexu" text:style-name="Index_20_Link" text:visited-style-name="Index_20_Link"><text:span text:style-name="T4">Terminación de la Autorización<text:tab/>3</text:span></text:a></text:p>
        </text:index-body>
      </text:table-of-content>
      <text:p text:style-name="Standard"/>
      <text:p text:style-name="Standard"/>
      <text:p text:style-name="P9">Por la presente, Susana Docmac, en su calidad de representante legal de Newtenberg Publicaciones Digitales, otorga una autorización expresa a Gabriel Araya, empleado de Newtenberg Publicaciones Digitales, para llevar a cabo pruebas de enumeración y revisión de vulnerabilidades en los sistemas informáticos de nuestra empresa.</text:p>
      <text:p text:style-name="Standard"/>
      <text:p text:style-name="Standard">Esta autorización se concede en el marco de investigaciones de vulnerabilidad y para mejorar la seguridad informática, de conformidad con la Ley 21459. Las pruebas se llevarán a cabo de acuerdo con las siguientes condiciones:</text:p>
      <text:p text:style-name="Heading_20_2"><text:bookmark text:name="_1kx5bjx6x87b"/>Alcance de las Pruebas</text:p>
      <text:p text:style-name="Standard">Las pruebas incluirán la enumeración de subdominios y direcciones IP utilizados por nuestros sistemas, así como la revisión de vulnerabilidades en los servicios en funcionamiento. Las vulnerabilidades identificadas no serán explotadas.</text:p>
      <text:p text:style-name="Heading_20_2"><text:bookmark text:name="_z0cn7gw5eykw"/>Fecha y Horario de las Pruebas</text:p>
      <text:p text:style-name="Standard">Las pruebas se realizarán entre el lunes 09 y el viernes 13 de octubre de 2023. </text:p>
      <text:p text:style-name="Standard">El informe de vulnerabilidades se entregará el viernes 20 de octubre de 2023.</text:p>
      <text:p text:style-name="Heading_20_2"><text:bookmark text:name="_74bheegwn0bn"/>Responsabilidades</text:p>
      <text:p text:style-name="Standard">Los encargados de realizar las pruebas se comprometen a llevar a cabo las pruebas de manera profesional y ética, sin causar daño a los sistemas ni a la información. Al final del proceso se proporcionará un informe detallado de las vulnerabilidades identificadas y las recomendaciones para su mitigación.</text:p>
      <text:p text:style-name="Standard">Newtenberg se compromete a tomar medidas adecuadas para abordar y solucionar las vulnerabilidades identificadas en un plazo razonable.</text:p>
      <text:p text:style-name="Heading_20_2"><text:bookmark text:name="_t36yklvqzo4m"/>Confidencialidad</text:p>
      <text:p text:style-name="Standard">Los encargados de realizar las pruebas se comprometen a mantener la confidencialidad de cualquier información sensible o datos a los que tenga acceso durante las pruebas.</text:p>
      <text:p text:style-name="Standard"/>
      <text:p text:style-name="Heading_20_2"><text:bookmark text:name="_x6xttkfyeexu"/>Terminación de la Autorización</text:p>
      <text:p text:style-name="Standard">Esta autorización tendrá una duración limitada y expirará en la fecha acordada o una vez que se hayan completado las pruebas especificadas en este documento.</text:p>
      <text:p text:style-name="Standard"/>
      <text:p text:style-name="Standard">Esta autorización se concede de manera voluntaria y con pleno conocimiento de las actividades que se llevarán a cabo en nuestros sistemas informáticos.</text:p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Susana Docmac</text:p>
            <text:p text:style-name="P6">Representante Legal<text:line-break/>Newtenberg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Gabriel Araya<text:line-break/>Ing. en Ciberseguridad<text:line-break/>Newtenberg</text:p>
          </table:table-cell>
        </table:table-row>
        <table:table-row table:style-name="Table1.1">
          <table:table-cell table:style-name="Table1.A2" office:value-type="string">
            <text:p text:style-name="P6"/>
            <text:p text:style-name="P6"/>
            <text:p text:style-name="P6"/>
            <text:p text:style-name="P7"/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2" office:value-type="string">
            <text:p text:style-name="P6"/>
            <text:p text:style-name="P6"/>
            <text:p text:style-name="P6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Oswald Light" svg:font-family="'Oswald Light'" style:font-family-generic="roman" style:font-pitch="variable"/>
    <style:font-face style:name="Roboto" svg:font-family="Roboto" style:font-family-generic="roman" style:font-pitch="variable"/>
    <style:font-face style:name="Roboto Medium" svg:font-family="'Roboto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ree Serif1" svg:font-family="'Bree Serif'" style:font-family-generic="system" style:font-pitch="variable"/>
    <style:font-face style:name="Linux Libertine G" svg:font-family="'Linux Libertine G'" style:font-family-generic="system" style:font-pitch="variable"/>
    <style:font-face style:name="Oswald Light1" svg:font-family="'Oswald Light'" style:font-family-generic="system" style:font-pitch="variable"/>
    <style:font-face style:name="Roboto1" svg:font-family="Roboto" style:font-family-generic="system" style:font-pitch="variable"/>
    <style:font-face style:name="Roboto Medium1" svg:font-family="'Roboto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a4751" style:font-name="Roboto" fo:font-size="12pt" fo:language="none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a4751" style:font-name="Roboto" fo:font-size="12pt" fo:language="none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028in" fo:margin-bottom="0.0028in" loext:contextual-spacing="false" fo:line-height="125%" fo:text-align="justify" style:justify-single-word="false" fo:text-indent="0.4917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278in" fo:margin-bottom="0.0835in" loext:contextual-spacing="false" fo:line-height="100%" fo:keep-together="always" fo:text-indent="-0.25in" style:auto-text-indent="fals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in" fo:margin-right="0in" fo:margin-top="0.25in" fo:margin-bottom="0.0835in" loext:contextual-spacing="false" fo:line-height="100%" fo:keep-together="always" fo:text-indent="-0.25in" style:auto-text-indent="false" fo:keep-with-next="always"/>
      <style:text-properties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5in" fo:margin-right="0in" fo:margin-top="0.222in" fo:margin-bottom="0.0555in" loext:contextual-spacing="false" fo:line-height="100%" fo:keep-together="always" fo:text-indent="-0.25in" style:auto-text-indent="false" fo:keep-with-next="always"/>
      <style:text-properties fo:color="#2a4751" style:font-name="Bree Serif" fo:font-family="'Bree Serif'" style:font-family-generic="roman" style:font-pitch="variable" fo:font-size="14pt" style:font-name-asian="Bree Serif1" style:font-family-asian="'Bree Serif'" style:font-family-generic-asian="system" style:font-pitch-asian="variable" style:font-size-asian="14pt" style:font-name-complex="Bree Serif1" style:font-family-complex="'Bree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1.9689in" fo:margin-right="0in" fo:margin-top="0.3937in" fo:margin-bottom="0.0429in" loext:contextual-spacing="false" fo:line-height="100%" fo:text-align="start" style:justify-single-word="false" fo:keep-together="always" fo:text-indent="0in" style:auto-text-indent="false" fo:padding-left="0.1945in" fo:padding-right="0in" fo:padding-top="0in" fo:padding-bottom="0in" fo:border-left="2.49pt solid #ed7c25" fo:border-right="none" fo:border-top="none" fo:border-bottom="none" fo:keep-with-next="always">
        <style:tab-stops>
          <style:tab-stop style:position="5.6146in"/>
        </style:tab-stops>
      </style:paragraph-properties>
      <style:text-properties fo:color="#2a4751" style:font-name="Bree Serif" fo:font-family="'Bree Serif'" style:font-family-generic="roman" style:font-pitch="variable" fo:font-size="24pt" style:font-name-asian="Bree Serif1" style:font-family-asian="'Bree Serif'" style:font-family-generic-asian="system" style:font-pitch-asian="variable" style:font-size-asian="24pt" style:font-name-complex="Bree Serif1" style:font-family-complex="'Bree Serif'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left="1.9689in" fo:margin-right="0in" fo:margin-top="0.3937in" fo:margin-bottom="0.0429in" loext:contextual-spacing="false" fo:line-height="100%" fo:text-align="start" style:justify-single-word="false" fo:keep-together="always" fo:text-indent="0in" style:auto-text-indent="false" fo:padding-left="0.1945in" fo:padding-right="0in" fo:padding-top="0in" fo:padding-bottom="0in" fo:border-left="2.49pt solid #ed7c25" fo:border-right="none" fo:border-top="none" fo:border-bottom="none" fo:keep-with-next="always">
        <style:tab-stops>
          <style:tab-stop style:position="5.6146in"/>
        </style:tab-stops>
      </style:paragraph-properties>
      <style:text-properties fo:color="#4c7685" style:font-name="Bree Serif" fo:font-family="'Bree Serif'" style:font-family-generic="roman" style:font-pitch="variable" fo:font-size="16pt" style:font-name-asian="Bree Serif1" style:font-family-asian="'Bree Serif'" style:font-family-generic-asian="system" style:font-pitch-asian="variable" style:font-size-asian="16pt" style:font-name-complex="Bree Serif1" style:font-family-complex="'Bree Serif'" style:font-family-generic-complex="system" style:font-pitch-complex="variable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lways" fo:text-indent="0in" style:auto-text-indent="false" fo:break-before="auto" fo:break-after="auto">
        <style:tab-stops>
          <style:tab-stop style:position="3.75in" style:type="center"/>
          <style:tab-stop style:position="6.75in" style:type="right"/>
          <style:tab-stop style:position="7.1457in" style:type="right"/>
        </style:tab-stops>
      </style:paragraph-properties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4c4c4c" style:font-name="Oswald Light" fo:font-size="7.5pt" style:font-name-asian="Oswald Light1" style:font-size-asian="7.5pt" style:font-name-complex="Oswald Light1" style:font-size-complex="7.5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cnología para la comunicación humana</text:span><draw:frame draw:style-name="Mfr1" draw:name="image1.png" text:anchor-type="char" svg:x="0.0047in" svg:y="0.0008in" svg:width="1.1535in" svg:height="0.3071in" draw:z-index="2"><draw:image xlink:href="Pictures/1000020100000792000002030559D8E41FF90412.png" xlink:type="simple" xlink:show="embed" xlink:actuate="onLoad" loext:mime-type="image/png"/></draw:frame></text:p>
        <text:p text:style-name="MP1"><draw:rect text:anchor-type="as-char" style:rel-width="100%" draw:z-index="6" draw:style-name="Mgr1" draw:text-style-name="MP2" svg:width="0.0012in" svg:height="0.0213in"><text:p/></draw:rect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><draw:frame draw:style-name="Mfr1" draw:name="image2.png" text:anchor-type="char" svg:x="-1in" svg:y="-0.5in" svg:width="11in" svg:height="3.1492in" draw:z-index="0"><draw:image xlink:href="Pictures/100002010000074C000002176569D5EE760AD2BB.png" xlink:type="simple" xlink:show="embed" xlink:actuate="onLoad" loext:mime-type="image/png"/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3" meta:paragraph-count="33" meta:word-count="367" meta:character-count="2489" meta:non-whitespace-character-count="2150"/>
    <meta:generator>LibreOfficeDev/6.0.5.2$Linux_X86_64 LibreOffice_project/</meta:generator>
  </office:meta>
</office:document-meta>
</file>